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71cm"/>
    </style:style>
    <style:style style:name="co4" style:family="table-column">
      <style:table-column-properties fo:break-before="auto" style:column-width="7.553cm"/>
    </style:style>
    <style:style style:name="co5" style:family="table-column">
      <style:table-column-properties fo:break-before="auto" style:column-width="11.672cm"/>
    </style:style>
    <style:style style:name="co6" style:family="table-column">
      <style:table-column-properties fo:break-before="auto" style:column-width="13.2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9.5pt" style:font-name-asian="Consolas" style:font-size-asian="9.5pt" style:font-name-complex="Consolas" style:font-size-complex="9.5pt"/>
    </style:style>
  </office:automatic-styles>
  <office:body>
    <office:spreadsheet>
      <table:table table:name="Blad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row table:style-name="ro1">
          <table:table-cell table:style-name="ce1" office:value-type="string" table:number-columns-spanned="3" table:number-rows-spanned="1">
            <text:p>Test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Result</text:p>
          </table:table-cell>
          <table:covered-table-cell table:style-name="ce2"/>
          <table:table-cell table:style-name="ce2" table:number-columns-repeated="2"/>
        </table:table-row>
        <table:table-row table:style-name="ro1">
          <table:table-cell table:style-name="ce2" office:value-type="string">
            <text:p>Nr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nu</text:p>
          </table:table-cell>
          <table:table-cell office:value-type="string">
            <text:p>Down key</text:p>
          </table:table-cell>
          <table:table-cell office:value-type="string">
            <text:p>Next menu item selected</text:p>
          </table:table-cell>
          <table:table-cell office:value-type="string">
            <text:p>Next menu item selecte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nu</text:p>
          </table:table-cell>
          <table:table-cell office:value-type="string">
            <text:p>Down key when on last menu item</text:p>
          </table:table-cell>
          <table:table-cell office:value-type="string">
            <text:p>First item selected</text:p>
          </table:table-cell>
          <table:table-cell office:value-type="string">
            <text:p>First item selecte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enu</text:p>
          </table:table-cell>
          <table:table-cell office:value-type="string">
            <text:p>Hit enter when Credits is selected</text:p>
          </table:table-cell>
          <table:table-cell office:value-type="string">
            <text:p>Show Credits screen</text:p>
          </table:table-cell>
          <table:table-cell office:value-type="string">
            <text:p>Show Credits screen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enu</text:p>
          </table:table-cell>
          <table:table-cell office:value-type="string">
            <text:p>Hit esc when in menu</text:p>
          </table:table-cell>
          <table:table-cell office:value-type="string">
            <text:p>Exits the game</text:p>
          </table:table-cell>
          <table:table-cell office:value-type="string">
            <text:p>Exits the game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Menu</text:p>
          </table:table-cell>
          <table:table-cell office:value-type="string">
            <text:p>Hit enter when Exit is selected</text:p>
          </table:table-cell>
          <table:table-cell office:value-type="string">
            <text:p>Exits the game</text:p>
          </table:table-cell>
          <table:table-cell office:value-type="string">
            <text:p>Nothing happens</text:p>
          </table:table-cell>
          <table:table-cell office:value-type="string">
            <text:p>F</text:p>
          </table:table-cell>
          <table:table-cell office:value-type="string">
            <text:p>Game::updateGame() should return true </text:p>
            <text:p>In order for the game to exi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enu</text:p>
          </table:table-cell>
          <table:table-cell office:value-type="string">
            <text:p>Hit space when Play is selected</text:p>
          </table:table-cell>
          <table:table-cell office:value-type="string">
            <text:p>Starts the game</text:p>
          </table:table-cell>
          <table:table-cell office:value-type="string">
            <text:p>Start the game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enu</text:p>
          </table:table-cell>
          <table:table-cell office:value-type="string">
            <text:p>Hit space when High score is selected</text:p>
          </table:table-cell>
          <table:table-cell office:value-type="string">
            <text:p>Shows high scores</text:p>
          </table:table-cell>
          <table:table-cell office:value-type="string">
            <text:p>Shows high scores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ame</text:p>
          </table:table-cell>
          <table:table-cell office:value-type="string">
            <text:p>Hit Q</text:p>
          </table:table-cell>
          <table:table-cell office:value-type="string">
            <text:p>Rotate left</text:p>
          </table:table-cell>
          <table:table-cell office:value-type="string">
            <text:p>Rotate lef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ame</text:p>
          </table:table-cell>
          <table:table-cell office:value-type="string">
            <text:p>Hit E</text:p>
          </table:table-cell>
          <table:table-cell office:value-type="string">
            <text:p>Rotate right</text:p>
          </table:table-cell>
          <table:table-cell office:value-type="string">
            <text:p>Rotate righ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Game</text:p>
          </table:table-cell>
          <table:table-cell office:value-type="string">
            <text:p>Rotate 90 left degrees and Hit left</text:p>
          </table:table-cell>
          <table:table-cell office:value-type="string">
            <text:p>Boat goes global left</text:p>
          </table:table-cell>
          <table:table-cell office:value-type="string">
            <text:p>Boat goes global lef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ame</text:p>
          </table:table-cell>
          <table:table-cell office:value-type="string">
            <text:p>Rotate 90 left degrees and Hit right</text:p>
          </table:table-cell>
          <table:table-cell office:value-type="string">
            <text:p>Boat goes global right</text:p>
          </table:table-cell>
          <table:table-cell office:value-type="string">
            <text:p>Boat goes global left</text:p>
          </table:table-cell>
          <table:table-cell office:value-type="string">
            <text:p>F</text:p>
          </table:table-cell>
          <table:table-cell office:value-type="string">
            <text:p>PlayerAI::tick should have player acceleration as x component</text:p>
            <text:p>When input is righ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ame</text:p>
          </table:table-cell>
          <table:table-cell office:value-type="string">
            <text:p>Rotate 90 right degrees and Hit up</text:p>
          </table:table-cell>
          <table:table-cell office:value-type="string">
            <text:p>Boat goes global up</text:p>
          </table:table-cell>
          <table:table-cell office:value-type="string">
            <text:p>Boat goes global up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Game</text:p>
          </table:table-cell>
          <table:table-cell office:value-type="string">
            <text:p>Rotate 90 right degrees and Hit down</text:p>
          </table:table-cell>
          <table:table-cell office:value-type="string">
            <text:p>Boat goes global down</text:p>
          </table:table-cell>
          <table:table-cell office:value-type="string">
            <text:p>Nothing happens</text:p>
          </table:table-cell>
          <table:table-cell office:value-type="string">
            <text:p>F</text:p>
          </table:table-cell>
          <table:table-cell office:value-type="string">
            <text:p>PlayerAI::tick should have player acceleration as y component</text:p>
            <text:p>When input is dow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ame</text:p>
          </table:table-cell>
          <table:table-cell office:value-type="string">
            <text:p>Rotate left 90 degrees and Hit W</text:p>
          </table:table-cell>
          <table:table-cell office:value-type="string">
            <text:p>Boat goes forward</text:p>
          </table:table-cell>
          <table:table-cell office:value-type="string">
            <text:p>Boat goes forwar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ame</text:p>
          </table:table-cell>
          <table:table-cell office:value-type="string">
            <text:p>Rotate left 90 degrees and Hit A</text:p>
          </table:table-cell>
          <table:table-cell office:value-type="string">
            <text:p>Boat goes left</text:p>
          </table:table-cell>
          <table:table-cell office:value-type="string">
            <text:p>Boat goes lef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ame</text:p>
          </table:table-cell>
          <table:table-cell office:value-type="string">
            <text:p>Rotate right 90 degrees and Hit S</text:p>
          </table:table-cell>
          <table:table-cell office:value-type="string">
            <text:p>Boat goes backward</text:p>
          </table:table-cell>
          <table:table-cell office:value-type="string">
            <text:p>Boat goes backwar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ame</text:p>
          </table:table-cell>
          <table:table-cell office:value-type="string">
            <text:p>Rotate right 90 degrees and Hit D</text:p>
          </table:table-cell>
          <table:table-cell office:value-type="string">
            <text:p>Boat goes right</text:p>
          </table:table-cell>
          <table:table-cell office:value-type="string">
            <text:p>Boat goes right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ame</text:p>
          </table:table-cell>
          <table:table-cell office:value-type="string">
            <text:p>Hit space</text:p>
          </table:table-cell>
          <table:table-cell office:value-type="string">
            <text:p>Boat fires</text:p>
          </table:table-cell>
          <table:table-cell office:value-type="string">
            <text:p>Boat fires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ame</text:p>
          </table:table-cell>
          <table:table-cell office:value-type="string">
            <text:p>Hit F</text:p>
          </table:table-cell>
          <table:table-cell office:value-type="string">
            <text:p>Boat fires</text:p>
          </table:table-cell>
          <table:table-cell office:value-type="string">
            <text:p>Boat fires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Game</text:p>
          </table:table-cell>
          <table:table-cell office:value-type="string">
            <text:p>Hit esc</text:p>
          </table:table-cell>
          <table:table-cell office:value-type="string">
            <text:p>Go to highscore and end</text:p>
          </table:table-cell>
          <table:table-cell office:value-type="string">
            <text:p>Go to highscore and en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ame</text:p>
          </table:table-cell>
          <table:table-cell office:value-type="string">
            <text:p>Fire</text:p>
          </table:table-cell>
          <table:table-cell office:value-type="string">
            <text:p>Spawn bullet, decrease ammo</text:p>
          </table:table-cell>
          <table:table-cell office:value-type="string">
            <text:p>Spawns bullet, ammo constant</text:p>
          </table:table-cell>
          <table:table-cell office:value-type="string">
            <text:p>F</text:p>
          </table:table-cell>
          <table:table-cell office:value-type="string">
            <text:p>Player::fire doesn't decrease ammo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Game</text:p>
          </table:table-cell>
          <table:table-cell office:value-type="string">
            <text:p>Fire on small gun turret 5 times</text:p>
          </table:table-cell>
          <table:table-cell office:value-type="string">
            <text:p>Small gun turret killed</text:p>
          </table:table-cell>
          <table:table-cell office:value-type="string">
            <text:p>Small gun turret killed after 6 shots</text:p>
          </table:table-cell>
          <table:table-cell office:value-type="string">
            <text:p>F</text:p>
          </table:table-cell>
          <table:table-cell office:value-type="string">
            <text:p>GameObject::isDead should return true at health &lt;= 0 </text:p>
            <text:p>Instead of just at health &lt; 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Game</text:p>
          </table:table-cell>
          <table:table-cell office:value-type="string">
            <text:p>Fire on small boat 3 times</text:p>
          </table:table-cell>
          <table:table-cell office:value-type="string">
            <text:p>Small boat killed</text:p>
          </table:table-cell>
          <table:table-cell office:value-type="string">
            <text:p>Small boat killed after 4 shots</text:p>
          </table:table-cell>
          <table:table-cell office:value-type="string">
            <text:p>F</text:p>
          </table:table-cell>
          <table:table-cell office:value-type="string">
            <text:p>GameObject::isDead should return true at health &lt;= 0 </text:p>
            <text:p>Instead of just at health &lt; 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Game</text:p>
          </table:table-cell>
          <table:table-cell office:value-type="string">
            <text:p>Fire on Large gun turret 10 times</text:p>
          </table:table-cell>
          <table:table-cell office:value-type="string">
            <text:p>Large gun turret killed</text:p>
          </table:table-cell>
          <table:table-cell office:value-type="string">
            <text:p>Large gun turret killed after 11 shots</text:p>
          </table:table-cell>
          <table:table-cell office:value-type="string">
            <text:p>F</text:p>
          </table:table-cell>
          <table:table-cell office:value-type="string">
            <text:p>GameObject::isDead should return true at health &lt;= 0 </text:p>
            <text:p>Instead of just at health &lt; 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ame</text:p>
          </table:table-cell>
          <table:table-cell office:value-type="string">
            <text:p>Kill enemy</text:p>
          </table:table-cell>
          <table:table-cell office:value-type="string">
            <text:p>Increase score by 10 and kills by 1</text:p>
          </table:table-cell>
          <table:table-cell office:value-type="string">
            <text:p>Score increased by 10 and kills by 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Game</text:p>
          </table:table-cell>
          <table:table-cell office:value-type="string">
            <text:p>Touch 'x' at end of first mission</text:p>
          </table:table-cell>
          <table:table-cell office:value-type="string">
            <text:p>Load next mission</text:p>
          </table:table-cell>
          <table:table-cell office:value-type="string">
            <text:p>Next mission loade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Game</text:p>
          </table:table-cell>
          <table:table-cell office:value-type="string">
            <text:p>Touch 'x' at end of second mission</text:p>
          </table:table-cell>
          <table:table-cell office:value-type="string">
            <text:p>Go to highscore and end</text:p>
          </table:table-cell>
          <table:table-cell office:value-type="string">
            <text:p>Go to highscore and en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Game</text:p>
          </table:table-cell>
          <table:table-cell office:value-type="string">
            <text:p>Start new game after a game have been cancelled</text:p>
          </table:table-cell>
          <table:table-cell office:value-type="string">
            <text:p>All stats should be reset</text:p>
          </table:table-cell>
          <table:table-cell office:value-type="string">
            <text:p>Score not reset</text:p>
          </table:table-cell>
          <table:table-cell office:value-type="string">
            <text:p>F</text:p>
          </table:table-cell>
          <table:table-cell office:value-type="string">
            <text:p>ScoreComponent::reset does not reset scor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ame</text:p>
          </table:table-cell>
          <table:table-cell office:value-type="string">
            <text:p>Circle gun turret</text:p>
          </table:table-cell>
          <table:table-cell office:value-type="string">
            <text:p>Should track boat with shortest path</text:p>
          </table:table-cell>
          <table:table-cell office:value-type="string">
            <text:p>Flips gun 360 degrees at 3 o'clock</text:p>
          </table:table-cell>
          <table:table-cell office:value-type="string">
            <text:p>F</text:p>
          </table:table-cell>
          <table:table-cell office:value-type="string">
            <text:p>GunTurretAI::tick incorrect angle calculated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Game</text:p>
          </table:table-cell>
          <table:table-cell office:value-type="string">
            <text:p>Collide with item from right to left</text:p>
          </table:table-cell>
          <table:table-cell office:value-type="string">
            <text:p>Item collected</text:p>
          </table:table-cell>
          <table:table-cell office:value-type="string">
            <text:p>Item collected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ame</text:p>
          </table:table-cell>
          <table:table-cell office:value-type="string">
            <text:p>Collide with item from left to right</text:p>
          </table:table-cell>
          <table:table-cell office:value-type="string">
            <text:p>Item collected</text:p>
          </table:table-cell>
          <table:table-cell office:value-type="string">
            <text:p>Item not collected until left side of boat collides with item.</text:p>
          </table:table-cell>
          <table:table-cell office:value-type="string">
            <text:p>F</text:p>
          </table:table-cell>
          <table:table-cell office:value-type="string">
            <text:p>Rectangle::overlap bottom right should be compared to top left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Game</text:p>
          </table:table-cell>
          <table:table-cell office:value-type="string">
            <text:p>Collide with enemy from left to right</text:p>
          </table:table-cell>
          <table:table-cell office:value-type="string">
            <text:p>Both enemy and player lose health</text:p>
          </table:table-cell>
          <table:table-cell office:value-type="string">
            <text:p>Only enemy loses health when left side of boat collides with item.</text:p>
          </table:table-cell>
          <table:table-cell office:value-type="string">
            <text:p>F</text:p>
          </table:table-cell>
          <table:table-cell office:value-type="string">
            <text:p>Rectangle::overlap bottom right should be compared to top left</text:p>
            <text:p>GameWorld::checkCollisionVsPlayer does not decrease player health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Game</text:p>
          </table:table-cell>
          <table:table-cell office:value-type="string">
            <text:p>Collide with enemy from right to left</text:p>
          </table:table-cell>
          <table:table-cell office:value-type="string">
            <text:p>Both enemy and player lose health</text:p>
          </table:table-cell>
          <table:table-cell office:value-type="string">
            <text:p>Only enemy loses health</text:p>
          </table:table-cell>
          <table:table-cell office:value-type="string">
            <text:p>F</text:p>
          </table:table-cell>
          <table:table-cell office:value-type="string">
            <text:p>GameWorld::checkCollisionVsPlayer does not decrease player health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Game</text:p>
          </table:table-cell>
          <table:table-cell office:value-type="string">
            <text:p>Collide with land from right to left</text:p>
          </table:table-cell>
          <table:table-cell office:value-type="string">
            <text:p>Player loses health</text:p>
          </table:table-cell>
          <table:table-cell office:value-type="string">
            <text:p>Player doesn't collide or lose health until right side of boat touches land</text:p>
          </table:table-cell>
          <table:table-cell office:value-type="string">
            <text:p>F</text:p>
          </table:table-cell>
          <table:table-cell office:value-type="string">
            <text:p>Rectangle::overlap bottom right should be compared to top left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ame</text:p>
          </table:table-cell>
          <table:table-cell office:value-type="string">
            <text:p>Collide with land from left to right</text:p>
          </table:table-cell>
          <table:table-cell office:value-type="string">
            <text:p>Player loses health</text:p>
          </table:table-cell>
          <table:table-cell office:value-type="string">
            <text:p>Player loses health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Game</text:p>
          </table:table-cell>
          <table:table-cell office:value-type="string">
            <text:p>Player gets shot</text:p>
          </table:table-cell>
          <table:table-cell office:value-type="string">
            <text:p>Lose health</text:p>
          </table:table-cell>
          <table:table-cell office:value-type="string">
            <text:p>Player loses health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Game</text:p>
          </table:table-cell>
          <table:table-cell office:value-type="string">
            <text:p>Player goes down below 0 health</text:p>
          </table:table-cell>
          <table:table-cell office:value-type="string">
            <text:p>Player dies</text:p>
          </table:table-cell>
          <table:table-cell office:value-type="string">
            <text:p>The game seems to speed up and player does not die</text:p>
          </table:table-cell>
          <table:table-cell office:value-type="string">
            <text:p>F</text:p>
          </table:table-cell>
          <table:table-cell table:style-name="ce4" office:value-type="string">
            <text:p><text:span text:style-name="T1">GameWorld::physicsSimulation returns earlier than intended when player is dead</text:span></text:p>
            <text:p><text:span text:style-name="T1">Also the player is not killed.</text:span>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Game</text:p>
          </table:table-cell>
          <table:table-cell office:value-type="string">
            <text:p>Player goes down to 0 health</text:p>
          </table:table-cell>
          <table:table-cell office:value-type="string">
            <text:p>Player dies</text:p>
          </table:table-cell>
          <table:table-cell office:value-type="string">
            <text:p>Nothing happens</text:p>
          </table:table-cell>
          <table:table-cell office:value-type="string">
            <text:p>F</text:p>
          </table:table-cell>
          <table:table-cell office:value-type="string">
            <text:p>GameObject::isDead should return true at health &lt;= 0 </text:p>
            <text:p>Instead of just at health &lt; 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HighScore</text:p>
          </table:table-cell>
          <table:table-cell office:value-type="string">
            <text:p>End game with zero points</text:p>
          </table:table-cell>
          <table:table-cell office:value-type="string">
            <text:p>Score should not be added to high score</text:p>
          </table:table-cell>
          <table:table-cell office:value-type="string">
            <text:p>Score is added</text:p>
          </table:table-cell>
          <table:table-cell office:value-type="string">
            <text:p>F</text:p>
          </table:table-cell>
          <table:table-cell office:value-type="string">
            <text:p>HighScoreComponent::submitScore does not check for 0 score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HighScore</text:p>
          </table:table-cell>
          <table:table-cell office:value-type="string">
            <text:p>End game with points</text:p>
          </table:table-cell>
          <table:table-cell office:value-type="string">
            <text:p>Score should be added if in top 10 and sorted</text:p>
          </table:table-cell>
          <table:table-cell office:value-type="string">
            <text:p>Score is always added and not sorted</text:p>
          </table:table-cell>
          <table:table-cell office:value-type="string">
            <text:p>F</text:p>
          </table:table-cell>
          <table:table-cell office:value-type="string">
            <text:p>HighScoreComponent::submitScore does not sort</text:p>
          </table:table-cell>
        </table:table-row>
        <table:table-row table:style-name="ro4" table:number-rows-repeated="1048533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00-00-00</text:date>, <text:time style:data-style-name="N2" text:time-value="0000-00-00T13:30:09.84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4:53:39.53</meta:creation-date>
    <dc:date>2013-05-03T14:57:29.77</dc:date>
    <meta:editing-duration>PT1H21M41S</meta:editing-duration>
    <meta:editing-cycles>9</meta:editing-cycles>
    <meta:generator>LibreOffice/4.0.2.2$Windows_x86 LibreOffice_project/4c82dcdd6efcd48b1d8bba66bfe1989deee49c3</meta:generator>
    <meta:document-statistic meta:table-count="1" meta:cell-count="266" meta:object-count="0"/>
  </office:meta>
</office:document-meta>
</file>